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nnées_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>
            <text:p>nomp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baigné_par</text:p>
          </table:table-cell>
          <table:table-cell table:style-name="ce1" office:value-type="string" calcext:value-type="string">
            <text:p>nomm</text:p>
          </table:table-cell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nomv</text:p>
          </table:table-cell>
          <table:table-cell table:style-name="ce1" office:value-type="string" calcext:value-type="string">
            <text:p>situe</text:p>
          </table:table-cell>
          <table:table-cell table:style-name="ce1" office:value-type="string" calcext:value-type="string">
            <text:p>nomf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se_jett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Elb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504" calcext:value-type="float">
            <text:p>504</text:p>
          </table:table-cell>
          <table:table-cell office:value-type="float" office:value="46163" calcext:value-type="float">
            <text:p>46163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table:number-columns-repeated="2"/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Atlantique</text:p>
          </table:table-cell>
          <table:table-cell office:value-type="float" office:value="106400" calcext:value-type="float">
            <text:p>1064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oir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Atlantique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eus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Pays Bas</text:p>
          </table:table-cell>
          <table:table-cell office:value-type="float" office:value="41" calcext:value-type="float">
            <text:p>41</text:p>
          </table:table-cell>
          <table:table-cell office:value-type="float" office:value="16357" calcext:value-type="float">
            <text:p>1635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Mer du Nord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Rhin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Mer du Nord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301" calcext:value-type="float">
            <text:p>301</text:p>
          </table:table-cell>
          <table:table-cell office:value-type="float" office:value="60782" calcext:value-type="float">
            <text:p>60782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504" calcext:value-type="float">
            <text:p>504</text:p>
          </table:table-cell>
          <table:table-cell office:value-type="float" office:value="46163" calcext:value-type="float">
            <text:p>46163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editerrane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hôn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Mediterrane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sanç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40" calcext:value-type="float">
            <text:p>640</text:p>
          </table:table-cell>
          <table:table-cell office:value-type="float" office:value="66000" calcext:value-type="float">
            <text:p>66000</text:p>
          </table:table-cell>
          <table:table-cell table:number-columns-repeated="2" office:value-type="string" calcext:value-type="string">
            <text:p>Manc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in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Manche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0" calcext:value-type="float">
            <text:p>30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  <table:table-cell office:value-type="string" calcext:value-type="string">
            <text:p>Liege</text:p>
          </table:table-cell>
          <table:table-cell office:value-type="string" calcext:value-type="string">
            <text:p>Belg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30" calcext:value-type="float">
            <text:p>30</text:p>
          </table:table-cell>
          <table:table-cell office:value-type="float" office:value="11203" calcext:value-type="float">
            <text:p>11203</text:p>
          </table:table-cell>
          <table:table-cell table:number-columns-repeated="3"/>
          <table:table-cell office:value-type="string" calcext:value-type="string">
            <text:p>Namur</text:p>
          </table:table-cell>
          <table:table-cell office:value-type="string" calcext:value-type="string">
            <text:p>Belg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43" calcext:value-type="float">
            <text:p>43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357" calcext:value-type="float">
            <text:p>357</text:p>
          </table:table-cell>
          <table:table-cell office:value-type="float" office:value="80767" calcext:value-type="float">
            <text:p>80767</text:p>
          </table:table-cell>
          <table:table-cell table:number-columns-repeated="2" office:value-type="string" calcext:value-type="string">
            <text:p>Baltiqu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lemag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r Rouge</text:p>
          </table:table-cell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r d'Oman</text:p>
          </table:table-cell>
          <table:table-cell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er Noire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</table:table>
      <table:table table:name="données_2" table:style-name="ta1"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nomf</text:p>
          </table:table-cell>
          <table:table-cell table:style-name="ce3" office:value-type="string" calcext:value-type="string">
            <text:p>arrose</text:p>
          </table:table-cell>
          <table:table-cell table:style-name="ce3"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Le Havr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Roue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Sein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Ham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Elbe</text:p>
          </table:table-cell>
          <table:table-cell office:value-type="string" calcext:value-type="string">
            <text:p>Magde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Loire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Verdu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Meuse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Dusseldorf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Cologne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in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ays Bas</text:p>
          </table:table-cell>
        </table:table-row>
        <table:table-row table:style-name="ro1">
          <table:table-cell office:value-type="string" calcext:value-type="string">
            <text:p>Rhône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6:32:59.275283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6:31:15.541954019</meta:creation-date>
    <dc:date>2021-10-13T16:34:59.084227693</dc:date>
    <meta:editing-duration>PT19M59S</meta:editing-duration>
    <meta:editing-cycles>7</meta:editing-cycles>
    <meta:generator>LibreOffice/6.0.7.3$Linux_X86_64 LibreOffice_project/00m0$Build-3</meta:generator>
    <meta:document-statistic meta:table-count="2" meta:cell-count="1143" meta:object-count="0"/>
  </office:meta>
</office:document-meta>
</file>